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Chandas" fo:font-size="12pt" officeooo:rsid="0001e216" officeooo:paragraph-rsid="0001e216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Chandas" fo:font-size="12pt" style:text-underline-style="none" officeooo:rsid="0001e216" officeooo:paragraph-rsid="0001e216" style:font-size-asian="12pt" style:font-size-complex="12pt"/>
    </style:style>
    <style:style style:name="P3" style:family="paragraph" style:parent-style-name="Standard">
      <style:paragraph-properties fo:line-height="100%"/>
      <style:text-properties style:font-name="Chandas" fo:font-size="12pt" style:text-underline-style="none" fo:font-weight="bold" officeooo:rsid="0001e216" officeooo:paragraph-rsid="0001e216" style:font-size-asian="12pt" style:font-weight-asian="bold" style:font-size-complex="12pt" style:font-weight-complex="bold"/>
    </style:style>
    <style:style style:name="P4" style:family="paragraph" style:parent-style-name="Standard">
      <style:paragraph-properties fo:line-height="100%"/>
      <style:text-properties style:font-name="Chandas" fo:font-size="14pt" fo:font-weight="bold" officeooo:rsid="0001e216" officeooo:paragraph-rsid="0001e216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00%"/>
      <style:text-properties officeooo:paragraph-rsid="0001e216"/>
    </style:style>
    <style:style style:name="T1" style:family="text">
      <style:text-properties officeooo:rsid="0001e216"/>
    </style:style>
    <style:style style:name="T2" style:family="text">
      <style:text-properties fo:font-variant="normal" fo:text-transform="none" style:font-name="Arial" fo:font-size="10pt" fo:font-style="normal"/>
    </style:style>
    <style:style style:name="T3" style:family="text">
      <style:text-properties fo:font-variant="normal" fo:text-transform="none" style:font-name="Arial" fo:font-size="10pt" fo:font-style="normal" style:text-underline-style="solid" style:text-underline-width="auto" style:text-underline-color="font-color"/>
    </style:style>
    <style:style style:name="T4" style:family="text">
      <style:text-properties fo:font-variant="normal" fo:text-transform="none" fo:font-size="10pt" fo:font-style="normal"/>
    </style:style>
    <style:style style:name="T5" style:family="text">
      <style:text-properties fo:font-variant="normal" fo:text-transform="none" fo:font-size="10pt" fo:font-style="normal" style:text-underline-style="solid" style:text-underline-width="auto" style:text-underline-color="font-color"/>
    </style:style>
    <style:style style:name="T6" style:family="text">
      <style:text-properties fo:font-variant="normal" fo:text-transform="none" style:font-name="Chandas" fo:font-size="10pt" fo:font-style="normal" style:text-underline-style="solid" style:text-underline-width="auto" style:text-underline-color="font-color"/>
    </style:style>
    <style:style style:name="T7" style:family="text">
      <style:text-properties fo:font-variant="normal" fo:text-transform="none" style:font-name="Chandas" fo:font-style="normal" style:text-underline-style="solid" style:text-underline-width="auto" style:text-underline-color="font-color"/>
    </style:style>
    <style:style style:name="T8" style:family="text">
      <style:text-properties fo:font-variant="normal" fo:text-transform="none" style:font-name="Chandas" fo:font-size="12pt" fo:font-style="normal" style:text-underline-style="solid" style:text-underline-width="auto" style:text-underline-color="font-color" style:font-size-asian="12pt" style:font-size-complex="12pt"/>
    </style:style>
    <style:style style:name="T9" style:family="text">
      <style:text-properties fo:font-variant="normal" fo:text-transform="none" fo:font-style="normal"/>
    </style:style>
    <style:style style:name="T10" style:family="text">
      <style:text-properties fo:font-variant="normal" fo:text-transform="none" fo:font-style="normal" fo:font-weight="bold" style:font-weight-asian="bold" style:font-weight-complex="bold"/>
    </style:style>
    <style:style style:name="T11" style:family="text">
      <style:text-properties style:font-name="Chandas" officeooo:rsid="0001e216"/>
    </style:style>
    <style:style style:name="T12" style:family="text">
      <style:text-properties style:font-name="Chandas" fo:font-size="12pt" officeooo:rsid="0001e216" style:font-size-asian="12pt" style:font-size-complex="12pt"/>
    </style:style>
    <style:style style:name="T13" style:family="text">
      <style:text-properties style:font-name="Chandas" fo:font-size="12pt" fo:font-weight="bold" officeooo:rsid="0001e216" style:font-size-asian="12pt" style:font-weight-asian="bold" style:font-size-complex="12pt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officeooo:rsid="0004a5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eta Version Report</text:p>
      <text:p text:style-name="P1"><text:span text:style-name="T14">Author:</text:span> <text:span text:style-name="T15">Bc. </text:span>Tetiana Hrunyk</text:p>
      <text:p text:style-name="P1"><text:span text:style-name="T14">Project Name: </text:span>Vocs</text:p>
      <text:p text:style-name="P5"><text:span text:style-name="T13">GitHub repository:</text:span><text:span text:style-name="T12"> </text:span><text:a xlink:type="simple" xlink:href="https://github.com/TetianaHrunyk/VocabularyLearningApp" text:style-name="Internet_20_link" text:visited-style-name="Visited_20_Internet_20_Link"><text:span text:style-name="T8">https://github.com/TetianaHrunyk/VocabularyLearningApp</text:span></text:a></text:p>
      <text:p text:style-name="P3"><text:span text:style-name="T9">Link to the public instance of the project: </text:span></text:p>
      <text:p text:style-name="P3"><text:span text:style-name="T9">Features:</text:span></text:p>
      <text:p text:style-name="P3"><text:span text:style-name="T9">Currently Implemented:</text:span></text:p>
      <text:p text:style-name="P2"><text:span text:style-name="T9">The app enables users to create an account, register, and log in. All the users can paste their text into a window at the home page, parse it and get the translation for each word as a separate card. Users that are logged in can create their own decks with cards, create cards and save the parsed text as cards in one of their custom decks.</text:span></text:p>
      <text:p text:style-name="P3"><text:span text:style-name="T9">In Progress:</text:span></text:p>
      <text:p text:style-name="P2"><text:span text:style-name="T9">Features that are currently worked on include editing already created cards and better error handling when creating adding new cards</text:span></text:p>
      <text:p text:style-name="P3"><text:span text:style-name="T9">Planned</text:span></text:p>
      <text:p text:style-name="P2"><text:span text:style-name="T9">Planned features include enabling users to regularly revise their saved cards.</text:span></text:p>
      <text:p text:style-name="P2"><text:span text:style-name="T10">Time spend so far: </text:span><text:span text:style-name="T9">40 hours</text:span></text:p>
      <text:p text:style-name="P3"><text:span text:style-name="T9">Problems:</text:span></text:p>
      <text:p text:style-name="P2"><text:span text:style-name="T9">A major challenge was optimizing React to eliminate redundant API calls.</text:span></text:p>
      <text:p text:style-name="P2"><text:span text:style-name="T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9T11:56:43.774659318</meta:creation-date>
    <dc:date>2021-04-19T12:08:58.231180564</dc:date>
    <meta:editing-duration>PT1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42" meta:character-count="888" meta:non-whitespace-character-count="760"/>
  </office:meta>
</office:document-meta>
</file>